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Ultrafine_20_Dashed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63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fo:min-height="0.82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46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9.025cm"/>
    </style:style>
    <style:style style:name="gr11" style:family="graphic" style:parent-style-name="standard">
      <style:graphic-properties draw:stroke="none" svg:stroke-color="#000000" draw:fill="none" draw:fill-color="#ffffff" fo:min-height="0.654cm"/>
    </style:style>
    <style:style style:name="gr1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8pt" fo:font-style="italic" style:font-style-asian="italic" style:font-style-complex="italic"/>
    </style:style>
    <style:style style:name="P3" style:family="paragraph">
      <style:text-properties fo:font-size="18pt"/>
    </style:style>
    <style:style style:name="P4" style:family="paragraph">
      <style:paragraph-properties fo:text-align="center"/>
      <style:text-properties fo:color="#ffffff" fo:font-size="18pt"/>
    </style:style>
    <style:style style:name="P5" style:family="paragraph">
      <style:text-properties fo:font-size="18pt" fo:font-weight="bold" style:font-weight-asian="bold" style:font-weight-complex="bold"/>
    </style:style>
    <style:style style:name="T1" style:family="text">
      <style:text-properties fo:font-size="18pt" fo:font-style="italic" style:font-style-asian="italic" style:font-style-complex="italic"/>
    </style:style>
    <style:style style:name="T2" style:family="text">
      <style:text-properties fo:font-size="18pt" fo:font-weight="bold" style:font-weight-asian="bold" style:font-weight-complex="bold"/>
    </style:style>
    <style:style style:name="T3" style:family="text">
      <style:text-properties fo:color="#ffffff" fo:font-size="18pt" fo:font-weight="bold" style:font-weight-asian="bold" style:font-weight-complex="bold"/>
    </style:style>
    <style:style style:name="T4" style:family="text">
      <style:text-properties fo:font-size="18pt" fo:font-weight="normal" style:font-weight-asian="normal" style:font-weight-complex="normal"/>
    </style:style>
    <style:style style:name="T5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445cm" svg:y1="6.08cm" svg:x2="16.24cm" svg:y2="6.08cm">
          <text:p/>
        </draw:line>
        <draw:line draw:style-name="gr2" draw:text-style-name="P1" draw:layer="layout" svg:x1="8.62cm" svg:y1="3.818cm" svg:x2="8.62cm" svg:y2="5.723cm">
          <text:p/>
        </draw:line>
        <draw:line draw:style-name="gr2" draw:text-style-name="P1" draw:layer="layout" svg:x1="13.12cm" svg:y1="6.716cm" svg:x2="13.12cm" svg:y2="8.621cm">
          <text:p/>
        </draw:line>
        <draw:line draw:style-name="gr2" draw:text-style-name="P1" draw:layer="layout" svg:x1="13.12cm" svg:y1="3.817cm" svg:x2="13.12cm" svg:y2="5.722cm">
          <text:p/>
        </draw:line>
        <draw:line draw:style-name="gr2" draw:text-style-name="P1" draw:layer="layout" svg:x1="8.62cm" svg:y1="6.715cm" svg:x2="8.62cm" svg:y2="8.62cm">
          <text:p/>
        </draw:line>
        <draw:custom-shape draw:style-name="gr3" draw:text-style-name="P1" draw:layer="layout" svg:width="8.335cm" svg:height="1.918cm" svg:x="11.381cm" svg:y="2.17cm">
          <text:p/>
          <draw:enhanced-geometry svg:viewBox="0 0 21600 21600" draw:path-stretchpoint-x="10800" draw:path-stretchpoint-y="10800" draw:text-areas="?f3 ?f4 ?f5 ?f6" draw:type="round-rectangle" draw:modifiers="1865.419215545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8.779cm" svg:height="1.918cm" svg:x="1.936cm" svg:y="2.17cm">
          <text:p/>
          <draw:enhanced-geometry svg:viewBox="0 0 21600 21600" draw:path-stretchpoint-x="10800" draw:path-stretchpoint-y="10800" draw:text-areas="?f3 ?f4 ?f5 ?f6" draw:type="round-rectangle" draw:modifiers="1865.419215545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579cm" svg:height="1.27cm" svg:x="16.136cm" svg:y="5.41cm">
          <text:p/>
          <draw:enhanced-geometry svg:viewBox="0 0 21600 21600" draw:path-stretchpoint-x="10800" draw:path-stretchpoint-y="10800" draw:text-areas="?f3 ?f4 ?f5 ?f6" draw:type="round-rectangle" draw:modifiers="4367.5845790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7.344cm" svg:height="6.66cm" svg:x="11.336cm" svg:y="8.31cm">
          <text:p/>
          <draw:enhanced-geometry svg:viewBox="0 0 21600 21600" draw:path-stretchpoint-x="10800" draw:path-stretchpoint-y="10800" draw:text-areas="?f3 ?f4 ?f5 ?f6" draw:type="round-rectangle" draw:modifiers="878.786968923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5.366cm" svg:height="2.778cm" svg:x="5.236cm" svg:y="8.31cm">
          <text:p/>
          <draw:enhanced-geometry svg:viewBox="0 0 21600 21600" draw:path-stretchpoint-x="10800" draw:path-stretchpoint-y="10800" draw:text-areas="?f3 ?f4 ?f5 ?f6" draw:type="round-rectangle" draw:modifiers="1865.419215545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4.009cm" svg:height="2.778cm" svg:x="1.935cm" svg:y="4.81cm">
          <text:p/>
          <draw:enhanced-geometry svg:viewBox="0 0 21600 21600" draw:path-stretchpoint-x="10800" draw:path-stretchpoint-y="10800" draw:text-areas="?f3 ?f4 ?f5 ?f6" draw:type="round-rectangle" draw:modifiers="1865.419215545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6.35cm" svg:height="1.27cm" svg:x="7.685cm" svg:y="5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2" draw:layer="layout" svg:width="3.725cm" svg:height="1.859cm" svg:x="2.8cm" svg:y="5.729cm">
          <draw:text-box>
            <text:p><text:span text:style-name="T1"><text:s text:c="2"/></text:span><text:span text:style-name="T1">Scalar</text:span></text:p>
            <text:p><text:span text:style-name="T1"><text:s text:c="2"/></text:span><text:span text:style-name="T1">Vector</text:span></text:p>
          </draw:text-box>
        </draw:frame>
        <draw:frame draw:style-name="gr7" draw:text-style-name="P3" draw:layer="layout" svg:width="2.94cm" svg:height="1.072cm" svg:x="16.44cm" svg:y="5.512cm">
          <draw:text-box>
            <text:p><text:span text:style-name="T2">Outputs</text:span></text:p>
          </draw:text-box>
        </draw:frame>
        <draw:frame draw:style-name="gr8" draw:text-style-name="P4" draw:layer="layout" svg:width="6.415cm" svg:height="1.072cm" svg:x="7.62cm" svg:y="5.577cm">
          <draw:text-box>
            <text:p text:style-name="P1"><text:span text:style-name="T3">Class</text:span></text:p>
          </draw:text-box>
        </draw:frame>
        <draw:frame draw:style-name="gr9" draw:text-style-name="P5" draw:layer="layout" svg:width="5.374cm" svg:height="1.072cm" svg:x="5.245cm" svg:y="8.287cm">
          <draw:text-box>
            <text:p><text:span text:style-name="T2">Inputs</text:span><text:span text:style-name="T4"> (dynamic)</text:span></text:p>
          </draw:text-box>
        </draw:frame>
        <draw:frame draw:style-name="gr10" draw:text-style-name="P3" draw:layer="layout" svg:width="9.525cm" svg:height="1.859cm" svg:x="1.98cm" svg:y="2.135cm">
          <draw:text-box>
            <text:p><text:span text:style-name="T2">Method</text:span><text:span text:style-name="T5"> to update an object's</text:span></text:p>
            <text:p><text:span text:style-name="T5">state ('simulate' method)</text:span></text:p>
          </draw:text-box>
        </draw:frame>
        <draw:frame draw:style-name="gr11" draw:text-style-name="P5" draw:layer="layout" svg:width="6.985cm" svg:height="1.072cm" svg:x="1.835cm" svg:y="4.71cm">
          <draw:text-box>
            <text:p><text:span text:style-name="T2">State var.s</text:span></text:p>
          </draw:text-box>
        </draw:frame>
        <draw:line draw:style-name="gr12" draw:text-style-name="P1" draw:layer="layout" svg:x1="2.48cm" svg:y1="6.23cm" svg:x2="3.115cm" svg:y2="6.23cm">
          <text:p/>
        </draw:line>
        <draw:line draw:style-name="gr12" draw:text-style-name="P1" draw:layer="layout" svg:x1="2.481cm" svg:y1="7.03cm" svg:x2="3.116cm" svg:y2="7.03cm">
          <text:p/>
        </draw:line>
        <draw:line draw:style-name="gr12" draw:text-style-name="P1" draw:layer="layout" svg:x1="2.477cm" svg:y1="7.016cm" svg:x2="2.477cm" svg:y2="5.746cm">
          <text:p/>
        </draw:line>
        <draw:frame draw:style-name="gr7" draw:text-style-name="P3" draw:layer="layout" svg:width="6.035cm" svg:height="1.072cm" svg:x="11.371cm" svg:y="8.287cm">
          <draw:text-box>
            <text:p><text:span text:style-name="T2">Parameters</text:span><text:span text:style-name="T5"> (static)</text:span></text:p>
          </draw:text-box>
        </draw:frame>
        <draw:frame draw:style-name="gr6" draw:text-style-name="P2" draw:layer="layout" svg:width="3.725cm" svg:height="1.859cm" svg:x="12.5cm" svg:y="9.33cm">
          <draw:text-box>
            <text:p><text:span text:style-name="T1"><text:s text:c="2"/></text:span><text:span text:style-name="T1">Scalar</text:span></text:p>
            <text:p><text:span text:style-name="T1"/></text:p>
          </draw:text-box>
        </draw:frame>
        <draw:line draw:style-name="gr12" draw:text-style-name="P1" draw:layer="layout" svg:x1="12.18cm" svg:y1="9.831cm" svg:x2="12.815cm" svg:y2="9.831cm">
          <text:p/>
        </draw:line>
        <draw:line draw:style-name="gr12" draw:text-style-name="P1" draw:layer="layout" svg:x1="12.18cm" svg:y1="12.531cm" svg:x2="12.177cm" svg:y2="9.347cm">
          <text:p/>
        </draw:line>
        <draw:frame draw:style-name="gr6" draw:text-style-name="P2" draw:layer="layout" svg:width="4.933cm" svg:height="1.859cm" svg:x="13.947cm" svg:y="10.325cm">
          <draw:text-box>
            <text:p><text:span text:style-name="T1">Object-specific</text:span></text:p>
            <text:p><text:span text:style-name="T1">Class-specific</text:span></text:p>
          </draw:text-box>
        </draw:frame>
        <draw:frame draw:style-name="gr6" draw:text-style-name="P2" draw:layer="layout" svg:width="3.725cm" svg:height="1.859cm" svg:x="12.5cm" svg:y="12.03cm">
          <draw:text-box>
            <text:p><text:span text:style-name="T1"><text:s text:c="2"/></text:span><text:span text:style-name="T1">Functions</text:span></text:p>
            <text:p><text:span text:style-name="T1"/></text:p>
          </draw:text-box>
        </draw:frame>
        <draw:line draw:style-name="gr12" draw:text-style-name="P1" draw:layer="layout" svg:x1="12.18cm" svg:y1="12.531cm" svg:x2="12.815cm" svg:y2="12.531cm">
          <text:p/>
        </draw:line>
        <draw:line draw:style-name="gr12" draw:text-style-name="P1" draw:layer="layout" svg:x1="13.381cm" svg:y1="10.832cm" svg:x2="14.016cm" svg:y2="10.832cm">
          <text:p/>
        </draw:line>
        <draw:line draw:style-name="gr12" draw:text-style-name="P1" draw:layer="layout" svg:x1="13.382cm" svg:y1="11.632cm" svg:x2="14.017cm" svg:y2="11.632cm">
          <text:p/>
        </draw:line>
        <draw:line draw:style-name="gr12" draw:text-style-name="P1" draw:layer="layout" svg:x1="13.378cm" svg:y1="11.618cm" svg:x2="13.378cm" svg:y2="10.348cm">
          <text:p/>
        </draw:line>
        <draw:frame draw:style-name="gr6" draw:text-style-name="P2" draw:layer="layout" svg:width="4.933cm" svg:height="1.859cm" svg:x="13.947cm" svg:y="13.026cm">
          <draw:text-box>
            <text:p><text:span text:style-name="T1">Object-specific</text:span></text:p>
            <text:p><text:span text:style-name="T1">Class-specific</text:span></text:p>
          </draw:text-box>
        </draw:frame>
        <draw:line draw:style-name="gr12" draw:text-style-name="P1" draw:layer="layout" svg:x1="13.381cm" svg:y1="13.533cm" svg:x2="14.016cm" svg:y2="13.533cm">
          <text:p/>
        </draw:line>
        <draw:line draw:style-name="gr12" draw:text-style-name="P1" draw:layer="layout" svg:x1="13.382cm" svg:y1="14.333cm" svg:x2="14.017cm" svg:y2="14.333cm">
          <text:p/>
        </draw:line>
        <draw:line draw:style-name="gr12" draw:text-style-name="P1" draw:layer="layout" svg:x1="13.378cm" svg:y1="14.319cm" svg:x2="13.378cm" svg:y2="13.049cm">
          <text:p/>
        </draw:line>
        <draw:frame draw:style-name="gr6" draw:text-style-name="P2" draw:layer="layout" svg:width="3.725cm" svg:height="1.859cm" svg:x="6.2cm" svg:y="9.33cm">
          <draw:text-box>
            <text:p><text:span text:style-name="T1"><text:s text:c="2"/></text:span><text:span text:style-name="T1">external</text:span></text:p>
            <text:p><text:span text:style-name="T1"><text:s text:c="2"/></text:span><text:span text:style-name="T1">simulated</text:span></text:p>
          </draw:text-box>
        </draw:frame>
        <draw:line draw:style-name="gr12" draw:text-style-name="P1" draw:layer="layout" svg:x1="5.88cm" svg:y1="9.831cm" svg:x2="6.515cm" svg:y2="9.831cm">
          <text:p/>
        </draw:line>
        <draw:line draw:style-name="gr12" draw:text-style-name="P1" draw:layer="layout" svg:x1="5.881cm" svg:y1="10.631cm" svg:x2="6.516cm" svg:y2="10.631cm">
          <text:p/>
        </draw:line>
        <draw:line draw:style-name="gr12" draw:text-style-name="P1" draw:layer="layout" svg:x1="5.877cm" svg:y1="10.617cm" svg:x2="5.877cm" svg:y2="9.347cm">
          <text:p/>
        </draw:line>
        <draw:frame draw:style-name="gr10" draw:text-style-name="P3" draw:layer="layout" svg:width="9.525cm" svg:height="1.859cm" svg:x="11.381cm" svg:y="2.136cm">
          <draw:text-box>
            <text:p><text:span text:style-name="T2">Method</text:span><text:span text:style-name="T5"> to compute deriva-</text:span></text:p>
            <text:p><text:span text:style-name="T5">tives of scalar state var.s</text:span></text:p>
          </draw:text-box>
        </draw:frame>
        <draw:custom-shape draw:style-name="gr3" draw:text-style-name="P1" draw:layer="layout" svg:width="0.968cm" svg:height="0.688cm" svg:x="2.237cm" svg:y="12.8cm">
          <text:p/>
          <draw:enhanced-geometry svg:viewBox="0 0 21600 21600" draw:path-stretchpoint-x="10800" draw:path-stretchpoint-y="10800" draw:text-areas="?f3 ?f4 ?f5 ?f6" draw:type="round-rectangle" draw:modifiers="1865.419215545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968cm" svg:height="0.688cm" svg:x="2.237cm" svg:y="13.8cm">
          <text:p/>
          <draw:enhanced-geometry svg:viewBox="0 0 21600 21600" draw:path-stretchpoint-x="10800" draw:path-stretchpoint-y="10800" draw:text-areas="?f3 ?f4 ?f5 ?f6" draw:type="round-rectangle" draw:modifiers="1865.419215545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layer="layout" svg:width="2.928cm" svg:height="1.038cm" svg:x="3.24cm" svg:y="12.665cm">
          <draw:text-box>
            <text:p>Methods</text:p>
          </draw:text-box>
        </draw:frame>
        <draw:frame draw:style-name="gr7" draw:layer="layout" svg:width="1.84cm" svg:height="1.038cm" svg:x="3.24cm" svg:y="13.665cm">
          <draw:text-box>
            <text:p>Dat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vid Kneis</meta:initial-creator>
    <meta:creation-date>2010-08-05T08:19:38</meta:creation-date>
    <meta:generator>OpenOffice.org/3.2$Linux OpenOffice.org_project/320m12$Build-9483</meta:generator>
    <dc:date>2012-03-09T12:16:31</dc:date>
    <dc:creator>David Kneis</dc:creator>
    <meta:editing-duration>PT09H31M53S</meta:editing-duration>
    <meta:editing-cycles>23</meta:editing-cycles>
    <meta:document-statistic meta:object-count="44"/>
  </office:meta>
</office:document-meta>
</file>